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937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0138in"/>
    </style:style>
    <style:style style:name="co7" style:family="table-column">
      <style:table-column-properties fo:break-before="auto" style:column-width="1.839in"/>
    </style:style>
    <style:style style:name="co8" style:family="table-column">
      <style:table-column-properties fo:break-before="auto" style:column-width="1.9543in"/>
    </style:style>
    <style:style style:name="co9" style:family="table-column">
      <style:table-column-properties fo:break-before="auto" style:column-width="1.8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3256in" svg:height="2.4331in" svg:x="9.0181in" svg:y="3.5697in">
            <draw:object draw:notify-on-update-of-ranges="Sheet1.K10:Sheet1.K10 Sheet1.K11:Sheet1.K19 Sheet1.L10:Sheet1.L10 Sheet1.L11:Sheet1.L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228in" svg:height="2.3783in" svg:x="13.7661in" svg:y="3.5795in">
            <draw:object draw:notify-on-update-of-ranges="Sheet1.O10:Sheet1.O10 Sheet1.O11:Sheet1.O17 Sheet1.P10:Sheet1.P10 Sheet1.P11:Sheet1.P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8728in" svg:height="2.3917in" svg:x="18.4673in" svg:y="3.5807in">
            <draw:object draw:notify-on-update-of-ranges="Sheet1.S10:Sheet1.S10 Sheet1.S11:Sheet1.S17 Sheet1.T10:Sheet1.T10 Sheet1.T11:Sheet1.T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1323in" svg:height="2.3244in" svg:x="4.435in" svg:y="3.7409in">
            <draw:object draw:notify-on-update-of-ranges="Sheet1.G10:Sheet1.G10 Sheet1.G11:Sheet1.G20 Sheet1.H10:Sheet1.H10 Sheet1.H11:Sheet1.H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2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eso 40g</text:p>
          </table:table-cell>
          <table:table-cell office:value-type="string" calcext:value-type="string">
            <text:p>Número de picos (+-1 nodos)</text:p>
          </table:table-cell>
          <table:table-cell office:value-type="string" calcext:value-type="string">
            <text:p>Frecuencia</text:p>
          </table:table-cell>
          <table:table-cell/>
          <table:table-cell office:value-type="string" calcext:value-type="string">
            <text:p>Peso 70g</text:p>
          </table:table-cell>
          <table:table-cell office:value-type="string" calcext:value-type="string">
            <text:p>Número de picos (+-1 nodos)</text:p>
          </table:table-cell>
          <table:table-cell office:value-type="string" calcext:value-type="string">
            <text:p>Frecuencia</text:p>
          </table:table-cell>
          <table:table-cell/>
          <table:table-cell office:value-type="string" calcext:value-type="string">
            <text:p>Peso 120g</text:p>
          </table:table-cell>
          <table:table-cell office:value-type="string" calcext:value-type="string">
            <text:p>Número de picos (+-1 nodos)</text:p>
          </table:table-cell>
          <table:table-cell office:value-type="string" calcext:value-type="string">
            <text:p>Frecuencia</text:p>
          </table:table-cell>
          <table:table-cell/>
          <table:table-cell office:value-type="string" calcext:value-type="string">
            <text:p>Peso 170g</text:p>
          </table:table-cell>
          <table:table-cell office:value-type="string" calcext:value-type="string">
            <text:p>Número de picos (+-1 nodos)</text:p>
          </table:table-cell>
          <table:table-cell office:value-type="string" calcext:value-type="string">
            <text:p>Frecuenci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(f resonancia)</text:p>
          </table:table-cell>
          <table:table-cell office:value-type="float" office:value="1" calcext:value-type="float">
            <text:p>1</text:p>
          </table:table-cell>
          <table:table-cell table:formula="of:=0.22*100" office:value-type="float" office:value="22" calcext:value-type="float">
            <text:p>22</text:p>
          </table:table-cell>
          <table:table-cell/>
          <table:table-cell office:value-type="string" calcext:value-type="string">
            <text:p>(f resonancia)</text:p>
          </table:table-cell>
          <table:table-cell office:value-type="float" office:value="1" calcext:value-type="float">
            <text:p>1</text:p>
          </table:table-cell>
          <table:table-cell table:formula="of:=0.25*100" office:value-type="float" office:value="25" calcext:value-type="float">
            <text:p>25</text:p>
          </table:table-cell>
          <table:table-cell/>
          <table:table-cell office:value-type="string" calcext:value-type="string">
            <text:p><text:s/>(f resonancia)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(f resonancia)</text:p>
          </table:table-cell>
          <table:table-cell office:value-type="float" office:value="1" calcext:value-type="float">
            <text:p>1</text:p>
          </table:table-cell>
          <table:table-cell table:formula="of:=0.3*100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100*0.3"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0.41*100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100*0.37" office:value-type="float" office:value="37" calcext:value-type="float">
            <text:p>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0.58*100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0.41*100" office:value-type="float" office:value="41" calcext:value-type="float">
            <text:p>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0.72*100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0.49*100" office:value-type="float" office:value="49" calcext:value-type="float">
            <text:p>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0.88*100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100*0.59" office:value-type="float" office:value="59" calcext:value-type="float">
            <text:p>5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0.64*100" office:value-type="float" office:value="64" calcext:value-type="float">
            <text:p>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0.74*100" office:value-type="float" office:value="74" calcext:value-type="float">
            <text:p>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100*0.82"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0.88*100" office:value-type="float" office:value="88" calcext:value-type="float">
            <text:p>8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8:30:09.189329201</meta:creation-date>
    <dc:date>2023-04-25T19:28:35.126932966</dc:date>
    <meta:editing-duration>PT58M26S</meta:editing-duration>
    <meta:editing-cycles>1</meta:editing-cycles>
    <meta:document-statistic meta:table-count="1" meta:cell-count="80" meta:object-count="4"/>
    <meta:generator>LibreOffice/7.5.2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88cm" svg:height="6.181cm" xlink:href=".." xlink:type="simple" chart:class="chart:scatter" chart:style-name="ch1">
        <chart:legend chart:legend-position="end" svg:x="6.707cm" svg:y="2.542cm" style:legend-expansion="high" chart:style-name="ch2"/>
        <chart:plot-area chart:style-name="ch3" table:cell-range-address="Sheet1.K10:Sheet1.L19" chart:data-source-has-labels="row" svg:x="0.219cm" svg:y="0.123cm" svg:width="6.269cm" svg:height="5.935cm">
          <chart:coordinate-region svg:x="1.026cm" svg:y="0.322cm" svg:width="5.275cm" svg:height="5.0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11:Sheet1.L19" chart:label-cell-address="Sheet1.L10:Sheet1.L10" chart:class="chart:scatter">
            <chart:domain table:cell-range-address="Sheet1.K11:Sheet1.K19"/>
            <chart:regression-curve chart:style-name="ch8">
              <chart:equation chart:display-equation="true" chart:display-r-square="true" svg:x="2.778cm" svg:y="3.994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Frecuencia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11:Sheet1.K19</svg:desc>
                </draw:g>
              </table:table-cell>
              <table:table-cell office:value-type="float" office:value="25">
                <text:p>25</text:p>
                <draw:g>
                  <svg:desc>Sheet1.L11:Sheet1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4cm" svg:height="6.042cm" xlink:href=".." xlink:type="simple" chart:class="chart:scatter" chart:style-name="ch1">
        <chart:legend chart:legend-position="end" svg:x="6.459cm" svg:y="2.473cm" style:legend-expansion="high" chart:style-name="ch2"/>
        <chart:plot-area chart:style-name="ch3" table:cell-range-address="Sheet1.O10:Sheet1.P17" chart:data-source-has-labels="row" svg:x="0.214cm" svg:y="0.12cm" svg:width="6.031cm" svg:height="5.802cm">
          <chart:coordinate-region svg:x="1.021cm" svg:y="0.319cm" svg:width="5.13cm" svg:height="4.9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1:Sheet1.P17" chart:label-cell-address="Sheet1.P10:Sheet1.P10" chart:class="chart:scatter">
            <chart:domain table:cell-range-address="Sheet1.O11:Sheet1.O17"/>
            <chart:regression-curve chart:style-name="ch8">
              <chart:equation chart:display-equation="true" chart:display-r-square="true" svg:x="3.785cm" svg:y="3.9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Frecuencia</text:p>
                <draw:g>
                  <svg:desc>Sheet1.P10:Sheet1.P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11:Sheet1.O17</svg:desc>
                </draw:g>
              </table:table-cell>
              <table:table-cell office:value-type="float" office:value="28">
                <text:p>28</text:p>
                <draw:g>
                  <svg:desc>Sheet1.P11:Sheet1.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38cm" svg:height="6.076cm" xlink:href=".." xlink:type="simple" chart:class="chart:scatter" chart:style-name="ch1">
        <chart:legend chart:legend-position="end" svg:x="5.557cm" svg:y="2.49cm" style:legend-expansion="high" chart:style-name="ch2"/>
        <chart:plot-area chart:style-name="ch3" table:cell-range-address="Sheet1.S10:Sheet1.T17" chart:data-source-has-labels="row" svg:x="0.196cm" svg:y="0.121cm" svg:width="5.165cm" svg:height="5.834cm">
          <chart:coordinate-region svg:x="1.003cm" svg:y="0.32cm" svg:width="4.264cm" svg:height="4.9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11:Sheet1.T17" chart:label-cell-address="Sheet1.T10:Sheet1.T10" chart:class="chart:scatter">
            <chart:domain table:cell-range-address="Sheet1.S11:Sheet1.S17"/>
            <chart:regression-curve chart:style-name="ch8">
              <chart:equation chart:display-equation="true" chart:display-r-square="true" svg:x="3.772cm" svg:y="3.953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Frecuencia</text:p>
                <draw:g>
                  <svg:desc>Sheet1.T10:Sheet1.T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11:Sheet1.S17</svg:desc>
                </draw:g>
              </table:table-cell>
              <table:table-cell office:value-type="float" office:value="30">
                <text:p>30</text:p>
                <draw:g>
                  <svg:desc>Sheet1.T11:Sheet1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97cm" svg:height="5.905cm" xlink:href=".." xlink:type="simple" chart:class="chart:scatter" chart:style-name="ch1">
        <chart:legend chart:legend-position="end" svg:x="6.216cm" svg:y="2.404cm" style:legend-expansion="high" chart:style-name="ch2"/>
        <chart:plot-area chart:style-name="ch3" table:cell-range-address="Sheet1.G10:Sheet1.H20" chart:data-source-has-labels="row" svg:x="0.209cm" svg:y="0.118cm" svg:width="5.798cm" svg:height="5.669cm">
          <chart:coordinate-region svg:x="1.016cm" svg:y="0.317cm" svg:width="4.804cm" svg:height="4.8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1:Sheet1.H20" chart:label-cell-address="Sheet1.H10:Sheet1.H10" chart:class="chart:scatter">
            <chart:domain table:cell-range-address="Sheet1.G11:Sheet1.G20"/>
            <chart:regression-curve chart:style-name="ch8">
              <chart:equation chart:display-equation="true" chart:display-r-square="true" svg:x="2.362cm" svg:y="3.924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recuencia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1:Sheet1.G20</svg:desc>
                </draw:g>
              </table:table-cell>
              <table:table-cell office:value-type="float" office:value="22">
                <text:p>22</text:p>
                <draw:g>
                  <svg:desc>Sheet1.H11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